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1" style:family="table-row">
      <style:table-row-properties style:min-row-height="0.3125in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6.6931in" style:rel-column-width="65535*"/>
    </style:style>
    <style:style style:name="Table6.1" style:family="table-row">
      <style:table-row-properties style:min-row-height="0.3125in"/>
    </style:style>
    <style:style style:name="Table6.A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2pt" fo:language="en" fo:country="GB" officeooo:rsid="001f2ada" officeooo:paragraph-rsid="002c8d6b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fo:language="en" fo:country="GB" officeooo:paragraph-rsid="002d1066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fo:language="en" fo:country="GB" officeooo:paragraph-rsid="002c8d6b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fo:language="en" fo:country="GB" officeooo:paragraph-rsid="002d1066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fo:language="en" fo:country="GB" officeooo:paragraph-rsid="002e0e0a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5pt" fo:language="en" fo:country="GB" officeooo:rsid="001f2ada" officeooo:paragraph-rsid="002e0e0a" style:font-size-asian="15pt" style:font-size-complex="12pt"/>
    </style:style>
    <style:style style:name="P7" style:family="paragraph" style:parent-style-name="Text_20_body">
      <style:text-properties fo:font-variant="normal" fo:text-transform="none" fo:color="#000000" style:text-line-through-style="none" style:text-line-through-type="none" style:font-name="Times New Roman" fo:font-size="15pt" fo:font-style="normal" style:text-underline-style="none" fo:font-weight="bold" officeooo:rsid="000f8e31" officeooo:paragraph-rsid="000f8e31" style:text-blinking="false" fo:background-color="transparent" style:font-size-asian="15pt" style:font-weight-asian="bold" style:font-size-complex="15pt" style:font-weight-complex="bold"/>
    </style:style>
    <style:style style:name="P8" style:family="paragraph" style:parent-style-name="Text_20_body">
      <style:text-properties fo:font-variant="normal" fo:text-transform="none" fo:color="#000000" style:text-line-through-style="none" style:text-line-through-type="none" style:font-name="Times New Roman" fo:font-size="15pt" fo:font-style="normal" style:text-underline-style="none" fo:font-weight="bold" officeooo:rsid="000f8e31" officeooo:paragraph-rsid="00145fc8" style:text-blinking="false" fo:background-color="transparent" style:font-size-asian="15pt" style:font-weight-asian="bold" style:font-size-complex="15pt" style:font-weight-complex="bold"/>
    </style:style>
    <style:style style:name="P9" style:family="paragraph" style:parent-style-name="Text_20_body">
      <style:text-properties fo:font-variant="normal" fo:text-transform="none" fo:color="#000000" style:text-line-through-style="none" style:text-line-through-type="none" style:font-name="Times New Roman" fo:font-size="15pt" fo:font-style="normal" style:text-underline-style="none" fo:font-weight="bold" officeooo:rsid="000f8e31" officeooo:paragraph-rsid="001bcbac" style:text-blinking="false" fo:background-color="transparent" style:font-size-asian="15pt" style:font-weight-asian="bold" style:font-size-complex="15pt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" fo:font-size="20pt" fo:font-style="normal" style:text-underline-style="none" fo:font-weight="bold" officeooo:rsid="002b43f1" officeooo:paragraph-rsid="002b43f1" style:text-blinking="false" fo:background-color="transparent" style:font-size-asian="20pt" style:font-size-complex="20pt"/>
    </style:style>
    <style:style style:name="P11" style:family="paragraph" style:parent-style-name="Text_20_body">
      <style:text-properties style:font-name="Times New Roman" fo:font-size="15pt" fo:font-weight="bold" officeooo:paragraph-rsid="002192fe" style:font-size-asian="15pt" style:font-size-complex="15pt"/>
    </style:style>
    <style:style style:name="P12" style:family="paragraph" style:parent-style-name="Text_20_body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" fo:font-size="20pt" fo:font-style="normal" style:text-underline-style="none" fo:font-weight="bold" officeooo:rsid="000f8e31" officeooo:paragraph-rsid="000f8e31" style:text-blinking="false" fo:background-color="transparent" style:font-size-asian="20pt" style:font-weight-asian="bold" style:font-size-complex="20pt" style:font-weight-complex="bold"/>
    </style:style>
    <style:style style:name="P13" style:family="paragraph" style:parent-style-name="Text_20_body">
      <style:text-properties fo:font-variant="normal" fo:text-transform="none" fo:color="#000000" style:text-line-through-style="none" style:text-line-through-type="none" style:font-name="Times New Roman" fo:font-size="15pt" fo:font-style="normal" style:text-underline-style="none" fo:font-weight="bold" officeooo:rsid="000f8e31" officeooo:paragraph-rsid="000f8e31" style:text-blinking="false" fo:background-color="transparent" style:font-size-asian="15pt" style:font-weight-asian="bold" style:font-size-complex="15pt" style:font-weight-complex="bold"/>
    </style:style>
    <style:style style:name="P14" style:family="paragraph" style:parent-style-name="Text_20_body">
      <style:text-properties fo:font-variant="normal" fo:text-transform="none" fo:color="#000000" style:text-line-through-style="none" style:text-line-through-type="none" style:font-name="Times New Roman" fo:font-size="15pt" fo:font-style="normal" style:text-underline-style="none" fo:font-weight="bold" officeooo:rsid="000f8e31" officeooo:paragraph-rsid="002ea06b" style:text-blinking="false" fo:background-color="transparent" style:font-size-asian="15pt" style:font-weight-asian="bold" style:font-size-complex="15pt" style:font-weight-complex="bold"/>
    </style:style>
    <style:style style:name="P15" style:family="paragraph" style:parent-style-name="Text_20_body">
      <style:text-properties fo:font-variant="normal" fo:text-transform="none" fo:color="#000000" style:text-line-through-style="none" style:text-line-through-type="none" style:font-name="Times New Roman" fo:font-size="15pt" fo:font-style="normal" style:text-underline-style="none" fo:font-weight="bold" officeooo:rsid="000f8e31" officeooo:paragraph-rsid="002192fe" style:text-blinking="false" fo:background-color="transparent" style:font-size-asian="15pt" style:font-weight-asian="bold" style:font-size-complex="15pt" style:font-weight-complex="bold"/>
    </style:style>
    <style:style style:name="P16" style:family="paragraph" style:parent-style-name="Text_20_body">
      <style:text-properties fo:font-variant="normal" fo:text-transform="none" fo:color="#000000" style:text-line-through-style="none" style:text-line-through-type="none" style:font-name="Times New Roman" fo:font-size="15pt" fo:font-style="normal" style:text-underline-style="none" fo:font-weight="bold" officeooo:rsid="002a8efc" officeooo:paragraph-rsid="002192fe" style:text-blinking="false" fo:background-color="transparent" style:font-size-asian="15pt" style:font-weight-asian="bold" style:font-size-complex="15pt" style:font-weight-complex="bold"/>
    </style:style>
    <style:style style:name="P17" style:family="paragraph" style:parent-style-name="Text_20_body" style:list-style-name="L1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f8e31" officeooo:paragraph-rsid="000f8e31" style:text-blinking="false" fo:background-color="transparent" style:font-size-asian="10.5pt" style:font-weight-asian="normal" style:font-size-complex="12pt" style:font-weight-complex="normal"/>
    </style:style>
    <style:style style:name="P18" style:family="paragraph" style:parent-style-name="Text_20_body" style:list-style-name="L2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f8e31" officeooo:paragraph-rsid="001574a4" style:text-blinking="false" fo:background-color="transparent" style:font-size-asian="10.5pt" style:font-weight-asian="normal" style:font-size-complex="12pt" style:font-weight-complex="normal"/>
    </style:style>
    <style:style style:name="P19" style:family="paragraph" style:parent-style-name="Text_20_body" style:list-style-name="L1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2604c0" officeooo:paragraph-rsid="000f8e31" style:text-blinking="false" fo:background-color="transparent" style:font-size-asian="10.5pt" style:font-weight-asian="normal" style:font-size-complex="12pt" style:font-weight-complex="normal"/>
    </style:style>
    <style:style style:name="P20" style:family="paragraph" style:parent-style-name="Text_20_body" style:list-style-name="L1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18d70" officeooo:paragraph-rsid="00118d70" style:text-blinking="false" fo:background-color="transparent" style:font-size-asian="10.5pt" style:font-weight-asian="normal" style:font-size-complex="12pt" style:font-weight-complex="normal"/>
    </style:style>
    <style:style style:name="P21" style:family="paragraph" style:parent-style-name="Text_20_body" style:list-style-name="L1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277459" officeooo:paragraph-rsid="00277459" style:text-blinking="false" fo:background-color="transparent" style:font-size-asian="10.5pt" style:font-weight-asian="normal" style:font-size-complex="12pt" style:font-weight-complex="normal"/>
    </style:style>
    <style:style style:name="P22" style:family="paragraph" style:parent-style-name="Text_20_body" style:list-style-name="L1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35bb9" officeooo:paragraph-rsid="00135bb9" style:text-blinking="false" fo:background-color="transparent" style:font-size-asian="10.5pt" style:font-weight-asian="normal" style:font-size-complex="12pt" style:font-weight-complex="normal"/>
    </style:style>
    <style:style style:name="P23" style:family="paragraph" style:parent-style-name="Text_20_body" style:list-style-name="L2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574a4" officeooo:paragraph-rsid="001574a4" style:text-blinking="false" fo:background-color="transparent" style:font-size-asian="10.5pt" style:font-weight-asian="normal" style:font-size-complex="12pt" style:font-weight-complex="normal"/>
    </style:style>
    <style:style style:name="P24" style:family="paragraph" style:parent-style-name="Text_20_body" style:list-style-name="L2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705b6" officeooo:paragraph-rsid="001705b6" style:text-blinking="false" fo:background-color="transparent" style:font-size-asian="10.5pt" style:font-weight-asian="normal" style:font-size-complex="12pt" style:font-weight-complex="normal"/>
    </style:style>
    <style:style style:name="P25" style:family="paragraph" style:parent-style-name="Text_20_body" style:list-style-name="L2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28fc3c" officeooo:paragraph-rsid="0028fc3c" style:text-blinking="false" fo:background-color="transparent" style:font-size-asian="10.5pt" style:font-weight-asian="normal" style:font-size-complex="12pt" style:font-weight-complex="normal"/>
    </style:style>
    <style:style style:name="P26" style:family="paragraph" style:parent-style-name="Text_20_body" style:list-style-name="L2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8c40d" officeooo:paragraph-rsid="0018c40d" style:text-blinking="false" fo:background-color="transparent" style:font-size-asian="10.5pt" style:font-weight-asian="normal" style:font-size-complex="12pt" style:font-weight-complex="normal"/>
    </style:style>
    <style:style style:name="P27" style:family="paragraph" style:parent-style-name="Text_20_body" style:list-style-name="L2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bcbac" officeooo:paragraph-rsid="001bcbac" style:text-blinking="false" fo:background-color="transparent" style:font-size-asian="10.5pt" style:font-weight-asian="normal" style:font-size-complex="12pt" style:font-weight-complex="normal"/>
    </style:style>
    <style:style style:name="P28" style:family="paragraph" style:parent-style-name="Text_20_body" style:list-style-name="L3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e3c04" officeooo:paragraph-rsid="001e3c04" style:text-blinking="false" fo:background-color="transparent" style:font-size-asian="10.5pt" style:font-weight-asian="normal" style:font-size-complex="12pt" style:font-weight-complex="normal"/>
    </style:style>
    <style:style style:name="P29" style:family="paragraph" style:parent-style-name="Text_20_body" style:list-style-name="L3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1f5d51" officeooo:paragraph-rsid="001f5d51" style:text-blinking="false" fo:background-color="transparent" style:font-size-asian="10.5pt" style:font-weight-asian="normal" style:font-size-complex="12pt" style:font-weight-complex="normal"/>
    </style:style>
    <style:style style:name="P30" style:family="paragraph" style:parent-style-name="Text_20_body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f8e31" officeooo:paragraph-rsid="002192fe" style:text-blinking="false" fo:background-color="transparent" style:font-size-asian="12pt" style:font-weight-asian="bold" style:font-size-complex="12pt" style:font-weight-complex="bold"/>
    </style:style>
    <style:style style:name="P31" style:family="paragraph" style:parent-style-name="Text_20_body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normal" officeooo:rsid="000f8e31" officeooo:paragraph-rsid="002fd1f1" style:text-blinking="false" fo:background-color="transparent" style:font-size-asian="12pt" style:font-weight-asian="bold" style:font-size-complex="12pt" style:font-weight-complex="bold"/>
    </style:style>
    <style:style style:name="P32" style:family="paragraph" style:parent-style-name="Text_20_body" style:list-style-name="L1">
      <style:text-properties fo:font-size="12pt" fo:font-weight="normal" officeooo:rsid="000f8e31" officeooo:paragraph-rsid="000f8e31" style:font-size-asian="10.5pt" style:font-weight-asian="normal" style:font-size-complex="12pt" style:font-weight-complex="normal"/>
    </style:style>
    <style:style style:name="P33" style:family="paragraph" style:parent-style-name="Text_20_body" style:list-style-name="L1">
      <style:text-properties fo:font-size="12pt" fo:font-weight="normal" officeooo:rsid="00118d70" officeooo:paragraph-rsid="00118d70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font-variant="normal" fo:text-transform="none" fo:color="#000000" style:text-line-through-style="none" style:text-line-through-type="none" style:font-name="Times New Roman" fo:font-size="15pt" fo:font-style="normal" style:text-underline-style="none" fo:font-weight="bold" officeooo:rsid="000f8e31" officeooo:paragraph-rsid="002fd1f1" style:text-blinking="false" fo:background-color="transparent" style:font-size-asian="15pt" style:font-weight-asian="bold" style:font-size-complex="15pt" style:font-weight-complex="bold"/>
    </style:style>
    <style:style style:name="P35" style:family="paragraph" style:parent-style-name="Standard">
      <style:paragraph-properties fo:text-align="center" style:justify-single-word="false"/>
      <style:text-properties fo:font-size="12pt" fo:language="en" fo:country="GB" officeooo:paragraph-rsid="002fd1f1" style:font-size-asian="12pt" style:font-size-complex="12pt"/>
    </style:style>
    <style:style style:name="T1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officeooo:rsid="002604c0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Times New Roman" fo:font-style="normal" style:text-underline-style="none" officeooo:rsid="00277459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officeooo:rsid="000f8e31" style:text-blinking="false" fo:background-color="transparent" loext:char-shading-value="0" style:font-weight-asian="bold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officeooo:rsid="002a8efc" style:text-blinking="false" fo:background-color="transparent" loext:char-shading-value="0" style:font-weight-asian="bold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officeooo:rsid="002ea06b" style:text-blinking="false" fo:background-color="transparent" loext:char-shading-value="0" style:font-weight-asian="bold" style:font-weight-complex="bold"/>
    </style:style>
    <style:style style:name="T7" style:family="text">
      <style:text-properties style:font-name="Times New Roman"/>
    </style:style>
    <style:style style:name="T8" style:family="text">
      <style:text-properties style:font-name="Times New Roman" officeooo:rsid="001f2ada"/>
    </style:style>
    <style:style style:name="T9" style:family="text">
      <style:text-properties style:font-name="Times New Roman" officeooo:rsid="0020e6f5"/>
    </style:style>
    <style:style style:name="T10" style:family="text">
      <style:text-properties style:font-name="Times New Roman" officeooo:rsid="002fd1f1"/>
    </style:style>
    <style:style style:name="T11" style:family="text">
      <style:text-properties officeooo:rsid="00145fc8"/>
    </style:style>
    <style:style style:name="T12" style:family="text">
      <style:text-properties officeooo:rsid="001bcbac"/>
    </style:style>
    <style:style style:name="T13" style:family="text">
      <style:text-properties style:font-weight-asian="bold" style:font-weight-complex="bold"/>
    </style:style>
    <style:style style:name="T14" style:family="text">
      <style:text-properties officeooo:rsid="000f8e31" style:font-weight-asian="bold" style:font-weight-complex="bold"/>
    </style:style>
    <style:style style:name="T15" style:family="text">
      <style:text-properties officeooo:rsid="0030b386" style:font-weight-asian="bold" style:font-weight-complex="bold"/>
    </style:style>
    <style:style style:name="T16" style:family="text">
      <style:text-properties officeooo:rsid="0028fc3c"/>
    </style:style>
    <style:style style:name="T17" style:family="text">
      <style:text-properties style:text-position="super 58%"/>
    </style:style>
    <style:style style:name="T18" style:family="text">
      <style:text-properties style:text-position="super 58%" style:font-weight-asian="bold" style:font-weight-complex="bold"/>
    </style:style>
    <style:style style:name="T19" style:family="text">
      <style:text-properties style:text-position="super 58%" officeooo:rsid="001f2ada"/>
    </style:style>
    <style:style style:name="T20" style:family="text">
      <style:text-properties style:text-position="super 58%" style:font-name="Times New Roman" officeooo:rsid="001f2ada"/>
    </style:style>
    <style:style style:name="T21" style:family="text">
      <style:text-properties style:text-position="super 58%" style:font-name="Times New Roman" officeooo:rsid="0020e6f5"/>
    </style:style>
    <style:style style:name="T22" style:family="text">
      <style:text-properties style:text-position="super 58%" officeooo:rsid="0020e6f5"/>
    </style:style>
    <style:style style:name="T23" style:family="text">
      <style:text-properties officeooo:rsid="001f2ada"/>
    </style:style>
    <style:style style:name="T24" style:family="text">
      <style:text-properties officeooo:rsid="0020e6f5"/>
    </style:style>
    <style:style style:name="T25" style:family="text">
      <style:text-properties officeooo:rsid="00264f7f"/>
    </style:style>
    <style:style style:name="T26" style:family="text">
      <style:text-properties officeooo:rsid="002f0b56"/>
    </style:style>
    <style:style style:name="T27" style:family="text">
      <style:text-properties officeooo:rsid="002fd1f1"/>
    </style:style>
    <style:style style:name="T28" style:family="text">
      <style:text-properties officeooo:rsid="00317de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Modélisation, Simulation multi-niveau pour l’optimisation de politiques de vaccination </text:p>
      <text:p text:style-name="P10"><text:span text:style-name="T14">O</text:span><text:span text:style-name="T13">ct 1</text:span><text:span text:style-name="T18">st</text:span><text:span text:style-name="T13"> 2012 – </text:span><text:span text:style-name="T15">Sep</text:span><text:span text:style-name="T13"> 2016</text:span></text:p>
      <text:p text:style-name="P7"><text:tab/><text:tab/><text:tab/><text:tab/><text:tab/>TRAN Thi Cam Giang, Jean Daniel ZUCKER, <text:tab/><text:tab/><text:tab/><text:tab/><text:tab/>Marc CHOISY, Yann CHEVALEYRE</text:p>
      <text:p text:style-name="P7">I. State of the art</text:p>
      <text:list xml:id="list2520153350481644500" text:style-name="L1">
        <text:list-item>
          <text:p text:style-name="P17">Epidemiology (and monitoring)</text:p>
          <text:list>
            <text:list-item>
              <text:p text:style-name="P17">Epidemiology</text:p>
            </text:list-item>
            <text:list-item>
              <text:p text:style-name="P17">Control</text:p>
            </text:list-item>
          </text:list>
        </text:list-item>
        <text:list-item>
          <text:p text:style-name="P32"><text:span text:style-name="T2">Dynamics/ spatial </text:span><text:span text:style-name="T1">structures (théorie métapopulations, réseaux, etc. . . )</text:span></text:p>
        </text:list-item>
        <text:list-item>
          <text:p text:style-name="P19">Stochastic simulation Algorithms</text:p>
          <text:list>
            <text:list-item>
              <text:p text:style-name="P20">Exact stochastic simulation</text:p>
              <text:list>
                <text:list-item>
                  <text:p text:style-name="P33"><text:span text:style-name="T1">First reaction method (FRM)/Direct method (DM)/</text:span><text:span text:style-name="T3">N</text:span><text:span text:style-name="T1">ext Reaction Method (NRM)</text:span></text:p>
                </text:list-item>
                <text:list-item>
                  <text:p text:style-name="P20">Compare the direct method (DM) to the next reaction method (NRM), which algorithm is most efficient?</text:p>
                </text:list-item>
              </text:list>
            </text:list-item>
            <text:list-item>
              <text:p text:style-name="P20">Approximate methods</text:p>
              <text:list>
                <text:list-item>
                  <text:p text:style-name="P20">τ − leaping method</text:p>
                </text:list-item>
                <text:list-item>
                  <text:p text:style-name="P21">Adaptive tau-leaping method</text:p>
                </text:list-item>
              </text:list>
            </text:list-item>
            <text:list-item>
              <text:p text:style-name="P22">Hybrid and multiscale methods</text:p>
            </text:list-item>
          </text:list>
        </text:list-item>
        <text:list-item>
          <text:p text:style-name="P22">Reinforcement learning</text:p>
        </text:list-item>
      </text:list>
      <text:p text:style-name="P8">II. <text:span text:style-name="T11">DIZZYS : Description du modèle</text:span></text:p>
      <text:list xml:id="list8744948613331017864" text:style-name="L2">
        <text:list-item>
          <text:p text:style-name="P18"><text:span text:style-name="T16">Epidemiological</text:span> models</text:p>
          <text:list>
            <text:list-item>
              <text:p text:style-name="P23">SIR model</text:p>
            </text:list-item>
            <text:list-item>
              <text:p text:style-name="P23">SEIR model</text:p>
            </text:list-item>
          </text:list>
        </text:list-item>
        <text:list-item>
          <text:p text:style-name="P23">Infection force <text:span text:style-name="T16">proposed by YANN</text:span></text:p>
        </text:list-item>
        <text:list-item>
          <text:p text:style-name="P24">The equilibrium state <text:span text:style-name="T16">for the SEIR model.</text:span></text:p>
        </text:list-item>
        <text:list-item>
          <text:p text:style-name="P25">Improvement on the exact method “DIRECT METHOD” of a single population to a metapopulation of n subpopulations</text:p>
        </text:list-item>
        <text:list-item>
          <text:p text:style-name="P24">DIZZYS : Description of package dizzys</text:p>
          <text:list>
            <text:list-item>
              <text:p text:style-name="P24">Introduction</text:p>
            </text:list-item>
            <text:list-item>
              <text:p text:style-name="P24"><text:soft-page-break/>Methods</text:p>
              <text:list>
                <text:list-item>
                  <text:p text:style-name="P24">Deterministic SEIR model:</text:p>
                </text:list-item>
                <text:list-item>
                  <text:p text:style-name="P24">Stochastic models:</text:p>
                  <text:list>
                    <text:list-item>
                      <text:p text:style-name="P24">Direct method</text:p>
                    </text:list-item>
                    <text:list-item>
                      <text:p text:style-name="P24">Adaptive tau-leaping algorithm</text:p>
                    </text:list-item>
                  </text:list>
                </text:list-item>
                <text:list-item>
                  <text:p text:style-name="P24">Transformation SEIR model into SIR model</text:p>
                </text:list-item>
              </text:list>
            </text:list-item>
            <text:list-item>
              <text:p text:style-name="P26">Example</text:p>
              <text:list>
                <text:list-item>
                  <text:p text:style-name="P26">Example 1</text:p>
                </text:list-item>
                <text:list-item>
                  <text:p text:style-name="P26">Example ….</text:p>
                </text:list-item>
              </text:list>
            </text:list-item>
            <text:list-item>
              <text:p text:style-name="P27">Comparison between the package “dizzys” and other packages</text:p>
            </text:list-item>
            <text:list-item>
              <text:p text:style-name="P27">Conclusion</text:p>
            </text:list-item>
          </text:list>
        </text:list-item>
      </text:list>
      <text:p text:style-name="P9">III. <text:span text:style-name="T12">Relation structure/ spatial dynamics and persistence</text:span></text:p>
      <text:list xml:id="list4133712784262502802" text:style-name="L3">
        <text:list-item>
          <text:p text:style-name="P28">Introduction</text:p>
        </text:list-item>
        <text:list-item>
          <text:p text:style-name="P28">Material and methods</text:p>
          <text:list>
            <text:list-item>
              <text:p text:style-name="P28">Material </text:p>
              <text:list>
                <text:list-item>
                  <text:p text:style-name="P28">Deterministic model for many subpopulations</text:p>
                </text:list-item>
                <text:list-item>
                  <text:p text:style-name="P28">Stochastic model for many subpopulations</text:p>
                </text:list-item>
                <text:list-item>
                  <text:p text:style-name="P28">Spatial structures</text:p>
                </text:list-item>
              </text:list>
            </text:list-item>
            <text:list-item>
              <text:p text:style-name="P28">Methods</text:p>
              <text:list>
                <text:list-item>
                  <text:p text:style-name="P28">Stationary distribution in metapopulation</text:p>
                </text:list-item>
                <text:list-item>
                  <text:p text:style-name="P28">Global persistence in a metapopulation</text:p>
                </text:list-item>
                <text:list-item>
                  <text:p text:style-name="P28">Characterization of synchrony</text:p>
                </text:list-item>
              </text:list>
            </text:list-item>
          </text:list>
        </text:list-item>
        <text:list-item>
          <text:p text:style-name="P28">Plan of experience</text:p>
          <text:list>
            <text:list-item>
              <text:p text:style-name="P29">Quantifying disease persistence in the simplest metapopulation</text:p>
            </text:list-item>
            <text:list-item>
              <text:p text:style-name="P29">Quantifying global extinction and asynchrony level φ max</text:p>
            </text:list-item>
            <text:list-item>
              <text:p text:style-name="P29">Influence of other parameters on the mass extinction rate</text:p>
            </text:list-item>
            <text:list-item>
              <text:p text:style-name="P29">Stochastic metapopulation simulations</text:p>
            </text:list-item>
          </text:list>
        </text:list-item>
        <text:list-item>
          <text:p text:style-name="P29">Results </text:p>
          <text:list>
            <text:list-item>
              <text:p text:style-name="P29">Quantifying disease persistence in the simplest metapopulation</text:p>
            </text:list-item>
            <text:list-item>
              <text:p text:style-name="P29">Quantifying global extinction rate and asynchrony level φ max</text:p>
            </text:list-item>
            <text:list-item>
              <text:p text:style-name="P29">Influence of other parameters on global extinction rate</text:p>
              <text:list>
                <text:list-item>
                  <text:p text:style-name="P29"><text:soft-page-break/>Number of subpopulation in a metapopulation</text:p>
                </text:list-item>
                <text:list-item>
                  <text:p text:style-name="P29">Influence of the metapopulation size</text:p>
                </text:list-item>
                <text:list-item>
                  <text:p text:style-name="P29">Coupling rate</text:p>
                </text:list-item>
              </text:list>
            </text:list-item>
          </text:list>
        </text:list-item>
        <text:list-item>
          <text:p text:style-name="P29">Discussion and Conclusion</text:p>
        </text:list-item>
      </text:list>
      <text:p text:style-name="P14">IV. <text:span text:style-name="T26">CCS against disease persistence</text:span></text:p>
      <text:p text:style-name="P34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35"><text:span text:style-name="T27">May 25</text:span><text:span text:style-name="T22">th</text:span><text:span text:style-name="T24"> </text:span><text:span text:style-name="T19"><text:s/></text:span><text:span text:style-name="T23">2016 <text:s/>→ May</text:span><text:span text:style-name="T9"> 30</text:span><text:span text:style-name="T20">th </text:span><text:span text:style-name="T8">201</text:span><text:span text:style-name="T10">6</text:span><text:span text:style-name="T7"> </text:span></text:p>
          </table:table-cell>
        </table:table-row>
      </table:table>
      <text:p text:style-name="P31"/>
      <text:p text:style-name="P15">V. <text:span text:style-name="T16">Disease control by </text:span>reinforcement learning</text:p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5"><text:span text:style-name="T27">June 1</text:span><text:span text:style-name="T22">th</text:span><text:span text:style-name="T24"> </text:span><text:span text:style-name="T19"><text:s/></text:span><text:span text:style-name="T23">2016 <text:s/>→ June 10</text:span><text:span text:style-name="T20">th </text:span><text:span text:style-name="T8">201</text:span><text:span text:style-name="T10">6</text:span><text:span text:style-name="T7"> </text:span></text:p>
          </table:table-cell>
        </table:table-row>
      </table:table>
      <text:p text:style-name="P30"/>
      <text:p text:style-name="P11"><text:span text:style-name="T4">V</text:span><text:span text:style-name="T6">I</text:span><text:span text:style-name="T4">. Conclusion </text:span><text:span text:style-name="T5">and perspective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5"><text:span text:style-name="T24">Jun 11</text:span><text:span text:style-name="T22">st</text:span><text:span text:style-name="T19"> </text:span><text:span text:style-name="T23">2016 <text:s/>→ Jun 20</text:span><text:span text:style-name="T21">th</text:span><text:span text:style-name="T9"> 2016</text:span>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3T14:59:20.087600018</meta:creation-date>
    <dc:date>2016-05-24T18:34:33.746690255</dc:date>
    <meta:editing-duration>PT1H46M50S</meta:editing-duration>
    <meta:editing-cycles>31</meta:editing-cycles>
    <meta:generator>LibreOffice/4.2.8.2$Linux_X86_64 LibreOffice_project/420m0$Build-2</meta:generator>
    <meta:document-statistic meta:table-count="3" meta:image-count="0" meta:object-count="0" meta:page-count="3" meta:paragraph-count="67" meta:word-count="369" meta:character-count="2372" meta:non-whitespace-character-count="2104"/>
  </office:meta>
</office:document-meta>
</file>